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Footer">
      <style:text-properties officeooo:rsid="000b9c76" officeooo:paragraph-rsid="000b9c76"/>
    </style:style>
    <style:style style:name="P2" style:family="paragraph" style:parent-style-name="Preformatted_20_Text">
      <style:text-properties fo:font-size="15pt" officeooo:rsid="000b9c76" officeooo:paragraph-rsid="000b9c76" style:font-size-asian="15pt" style:font-size-complex="15pt"/>
    </style:style>
    <style:style style:name="P3" style:family="paragraph" style:parent-style-name="Preformatted_20_Text">
      <style:text-properties fo:font-size="15pt" officeooo:rsid="000b9c76" officeooo:paragraph-rsid="000d4403" style:font-size-asian="15pt" style:font-size-complex="15pt"/>
    </style:style>
    <style:style style:name="P4" style:family="paragraph" style:parent-style-name="Preformatted_20_Text">
      <style:paragraph-properties fo:break-before="page"/>
      <style:text-properties fo:font-size="15pt" officeooo:rsid="000b9c76" officeooo:paragraph-rsid="000b9c76" style:font-size-asian="15pt" style:font-size-complex="15pt"/>
    </style:style>
    <style:style style:name="P5" style:family="paragraph" style:parent-style-name="Preformatted_20_Text">
      <style:paragraph-properties fo:break-before="page"/>
      <style:text-properties fo:font-size="15pt" officeooo:rsid="000b9c76" officeooo:paragraph-rsid="000d4403" style:font-size-asian="15pt" style:font-size-complex="15pt"/>
    </style:style>
    <style:style style:name="T1" style:family="text">
      <style:text-properties officeooo:rsid="000d4403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3"><text:span text:style-name="T1">796 台中人口超越高雄 成做台灣第二大城市</text:span></text:p>
        <text:p text:style-name="P3"/>
        <text:p text:style-name="P3"><text:span text:style-name="T1">臺中人口超越高雄 </text:span></text:p>
        <text:p text:style-name="P3"><text:span text:style-name="T1">Tâi-tiong jîn-kháu tshiau-ua̍t Ko-hiông </text:span></text:p>
        <text:p text:style-name="P3"/>
        <text:p text:style-name="P3"><text:span text:style-name="T1">成做臺灣第二大城市</text:span></text:p>
        <text:p text:style-name="P3"><text:span text:style-name="T1">tsiânn-tsò Tâi-uân tē-jī tuā siânn-tshī</text:span></text:p>
        <text:p text:style-name="P3"/>
        <text:p text:style-name="P3"><text:span text:style-name="T1">是按怎欲揀這篇：</text:span></text:p>
        <text:p text:style-name="P3"><text:span text:style-name="T1">Sī-án-tsuánn beh kíng tsit phinn: </text:span></text:p>
        <text:p text:style-name="P3"/>
        <text:p text:style-name="P3"><text:span text:style-name="T1">臺灣的人口分佈沓沓仔咧變化，</text:span></text:p>
        <text:p text:style-name="P3"><text:span text:style-name="T1">Tâi-uân ê jîn-kháu hun-pòo ta̍uh-ta̍uh-á teh piàn-huà, </text:span></text:p>
        <text:p text:style-name="P3"/>
        <text:p text:style-name="P3"><text:span text:style-name="T1">臺中都會區漸漸咧發展，</text:span></text:p>
        <text:p text:style-name="P3"><text:span text:style-name="T1">Tâi-tiong too-huē-khu tsiām-tsiām teh huat-tián, </text:span></text:p>
        <text:p text:style-name="P3"/>
        <text:p text:style-name="P3"><text:span text:style-name="T1">成做第二大城市，</text:span></text:p>
        <text:p text:style-name="P3"><text:span text:style-name="T1">tsiânn-tsò tē-jī tuā siânn-tshī, </text:span></text:p>
        <text:p text:style-name="P3"/>
        <text:p text:style-name="P3"><text:span text:style-name="T1">毋過臺北都會區</text:span></text:p>
        <text:p text:style-name="P3"><text:span text:style-name="T1">m̄-koh Tâi-pak too-huē-khu </text:span></text:p>
        <text:p text:style-name="P3"/>
        <text:p text:style-name="P3"><text:span text:style-name="T1">（包括臺北市佮新北市）</text:span></text:p>
        <text:p text:style-name="P3"><text:span text:style-name="T1">(pau-kuat Tâi-pak-tshī kah Sin-pak-tshī) </text:span></text:p>
        <text:p text:style-name="P3"/>
        <text:p text:style-name="P3"><text:span text:style-name="T1">猶是臺灣人口上濟的城區。</text:span></text:p>
        <text:p text:style-name="P3"><text:span text:style-name="T1">iáu sī Tâi-uân jîn-kháu siōng tsē ê siânn-khu. </text:span></text:p>
        <text:p text:style-name="P3"/>
        <text:p text:style-name="P3"/>
        <text:p text:style-name="P3"/>
        <text:p text:style-name="P3"><text:span text:style-name="T1">這篇除了共城市人口變化講甲活跳跳，</text:span></text:p>
        <text:p text:style-name="P3"><text:span text:style-name="T1">Tsit phinn tû-liáu kā siânn-tshī jîn-kháu piàn-huà kóng kah ua̍h-thiàu-thiàu, </text:span></text:p>
        <text:p text:style-name="P3"/>
        <text:p text:style-name="P3"><text:span text:style-name="T1">嘛提供各縣市的臺語名通參考。</text:span></text:p>
        <text:p text:style-name="P3"><text:span text:style-name="T1">mā thê-kiong kok kuān-tshī ê Tâi-gí miâ thang tsham-khó.</text:span></text:p>
        <text:p text:style-name="P3"/>
        <text:p text:style-name="P3"/>
        <text:p text:style-name="P3"/>
        <text:p text:style-name="P3"/>
        <text:p text:style-name="P3"><text:span text:style-name="T1">「臺中市咧欲成做臺灣</text:span></text:p>
        <text:p text:style-name="P3"><text:span text:style-name="T1">“Tâi-tiong-tshī teh-beh tsiânn-tsò Tâi-uân </text:span></text:p>
        <text:p text:style-name="P3"/>
        <text:p text:style-name="P3"><text:span text:style-name="T1">第二大城市」的讖語，</text:span></text:p>
        <text:p text:style-name="P3"><text:span text:style-name="T1">tē-jī tuā siânn-tshī” ê tshàm-gí, </text:span></text:p>
        <text:p text:style-name="P3"/>
        <text:p text:style-name="P3"><text:span text:style-name="T1">講幾若個月，</text:span></text:p>
        <text:p text:style-name="P3"><text:span text:style-name="T1">kóng kuí-nā kò gue̍h, </text:span></text:p>
        <text:p text:style-name="P3"/>
        <text:p text:style-name="P3"><text:span text:style-name="T1">終其尾佇今年下半冬起鼓的8月初1實現矣。</text:span></text:p>
        <text:p text:style-name="P3"><text:span text:style-name="T1">tsiong-kî-bué tī kin-nî ē puànn tang khí-kóo ê 8 gue̍h tshe 1 si̍t-hiān --ah. </text:span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5"><text:span text:style-name="T1">到甲7月底，</text:span></text:p>
        <text:p text:style-name="P3"><text:span text:style-name="T1">Kàu kah 7 gue̍h-té, </text:span></text:p>
        <text:p text:style-name="P3"/>
        <text:p text:style-name="P3"><text:span text:style-name="T1">臺中市人口277萬8182人，</text:span></text:p>
        <text:p text:style-name="P3"><text:span text:style-name="T1">Tâi-tiong-tshī jîn-kháu 277 bān 8182 lâng, </text:span></text:p>
        <text:p text:style-name="P3"/>
        <text:p text:style-name="P3"><text:span text:style-name="T1">高雄市277萬7873人，</text:span></text:p>
        <text:p text:style-name="P3"><text:span text:style-name="T1">Ko-hiông-tshī 277 bān 7873 lâng, </text:span></text:p>
        <text:p text:style-name="P3"/>
        <text:p text:style-name="P3"><text:span text:style-name="T1">臺中市加300捅人，</text:span></text:p>
        <text:p text:style-name="P3"><text:span text:style-name="T1">Tâi-tiong-tshī ke 300 thóng lâng, </text:span></text:p>
        <text:p text:style-name="P3"/>
        <text:p text:style-name="P3"><text:span text:style-name="T1">成做臺灣第二大城市，</text:span></text:p>
        <text:p text:style-name="P3"><text:span text:style-name="T1">tsiânn-tsò Tâi-uân tē-jī tuā siânn-tshī, </text:span></text:p>
        <text:p text:style-name="P3"/>
        <text:p text:style-name="P3"><text:span text:style-name="T1">而且因為最近幾冬臺中人口增幅</text:span></text:p>
        <text:p text:style-name="P3"><text:span text:style-name="T1">jî-tshiánn in-uī tsuè-kīn kuí tang Tâi-tiong jîn-kháu tsing-hok </text:span></text:p>
        <text:p text:style-name="P3"/>
        <text:p text:style-name="P3"><text:span text:style-name="T1">攏比高雄較緊，</text:span></text:p>
        <text:p text:style-name="P3"><text:span text:style-name="T1">lóng pí Ko-hiông khah kín, </text:span></text:p>
        <text:p text:style-name="P3"/>
        <text:p text:style-name="P3"><text:span text:style-name="T1">佇通按算的未來，</text:span></text:p>
        <text:p text:style-name="P3"><text:span text:style-name="T1">tī thang àn-sǹg ê bī-lâi, </text:span></text:p>
        <text:p text:style-name="P3"/>
        <text:p text:style-name="P3"><text:span text:style-name="T1">臺中亞軍地位無疑悟。</text:span></text:p>
        <text:p text:style-name="P3"><text:span text:style-name="T1">Tâi-tiong a-kun tē-uī bô-gî-ngōo.</text:span></text:p>
        <text:p text:style-name="P3"/>
        <text:p text:style-name="P3"><text:span text:style-name="T1">臺灣各縣市以新北市人口上濟，</text:span></text:p>
        <text:p text:style-name="P3"><text:span text:style-name="T1">Tâi-uân kok kuān-tshī í Sin-pak-tshī jîn-kháu siōng tsē, </text:span></text:p>
        <text:p text:style-name="P3"/>
        <text:p text:style-name="P3"/>
        <text:p text:style-name="P3"><text:span text:style-name="T1">佇今年6月底的統計，</text:span></text:p>
        <text:p text:style-name="P3"><text:span text:style-name="T1">tī kin-nî 6 gue̍h-té ê thóng-kè, </text:span></text:p>
        <text:p text:style-name="P3"/>
        <text:p text:style-name="P3"><text:span text:style-name="T1">有398萬2434人，</text:span></text:p>
        <text:p text:style-name="P3"><text:span text:style-name="T1">ū 398 bān 2434 lâng, </text:span></text:p>
        <text:p text:style-name="P3"/>
        <text:p text:style-name="P3"><text:span text:style-name="T1">閣差1萬7千捅人就欲到400萬人的坎站，</text:span></text:p>
        <text:p text:style-name="P3"><text:span text:style-name="T1">koh tsha 1 bān 7 tshing thóng lâng tō beh kàu 400 bān lâng ê khám-tsām, </text:span></text:p>
        <text:p text:style-name="P3"/>
        <text:p text:style-name="P3"><text:span text:style-name="T1">超過第二名高雄市有120萬人遮爾濟，</text:span></text:p>
        <text:p text:style-name="P3"><text:span text:style-name="T1">tshiau-kuè tē-jī miâ Ko-hiông-tshī ū 120 bān lâng tsiah-nī tsē, </text:span></text:p>
        <text:p text:style-name="P3"/>
        <text:p text:style-name="P3"><text:span text:style-name="T1">通按算的未來除了行政區域重新劃分等重大事項，</text:span></text:p>
        <text:p text:style-name="P3"><text:span text:style-name="T1">thang àn-sǹg ê bī-lâi tû-liáu hîng-tsìng khu-hi̍k tiông-sin ue̍h-hun tíng tiōng-tāi sū-hāng, </text:span></text:p>
        <text:p text:style-name="P3"/>
        <text:p text:style-name="P3"><text:span text:style-name="T1">無，新北市會長期領先各縣市，</text:span></text:p>
        <text:p text:style-name="P3"><text:span text:style-name="T1">bô, Sin-pak-tshī ē tn̂g-kî líng-sian kok kuān-tshī, </text:span></text:p>
        <text:p text:style-name="P3"/>
        <text:p text:style-name="P3"><text:span text:style-name="T1">人口上濟攑頭旗。</text:span></text:p>
        <text:p text:style-name="P3"><text:span text:style-name="T1">jîn-kháu siōng tsē gia̍h thâu-kî.</text:span></text:p>
        <text:p text:style-name="P3"/>
        <text:p text:style-name="P3"/>
        <text:p text:style-name="P5"><text:span text:style-name="T1">但是佇人口第二名的競爭，</text:span></text:p>
        <text:p text:style-name="P3"><text:span text:style-name="T1">Tān-sī tī jîn-kháu tē-jī miâ ê kīng-tsing, </text:span></text:p>
        <text:p text:style-name="P3"/>
        <text:p text:style-name="P3"><text:span text:style-name="T1">高雄6月底以277萬8023人，</text:span></text:p>
        <text:p text:style-name="P3"><text:span text:style-name="T1">Ko-hiông 6 gue̍h-té í 277 bān 8023 lâng, </text:span></text:p>
        <text:p text:style-name="P3"/>
        <text:p text:style-name="P3"><text:span text:style-name="T1">超過臺中的277萬6579人猶閣有1400 捅人，</text:span></text:p>
        <text:p text:style-name="P3"><text:span text:style-name="T1">tshiau-kuè Tâi-tiong ê 277 bān 6579 lâng iáu-koh ū 1400 thóng lâng, </text:span></text:p>
        <text:p text:style-name="P3"/>
        <text:p text:style-name="P3"><text:span text:style-name="T1">占亞軍毋過不止仔倚近；</text:span></text:p>
        <text:p text:style-name="P3"><text:span text:style-name="T1">tsiàm a-kun m̄-koh put-tsí-á uá-kīn; </text:span></text:p>
        <text:p text:style-name="P3"/>
        <text:p text:style-name="P3"><text:span text:style-name="T1">而且最近幾冬的趨勢，</text:span></text:p>
        <text:p text:style-name="P3"><text:span text:style-name="T1">jî-tshiánn tsuè-kīn kuí tang ê tshu-sè, </text:span></text:p>
        <text:p text:style-name="P3"/>
        <text:p text:style-name="P3"><text:span text:style-name="T1">臺中人口成長率比高雄較緊，</text:span></text:p>
        <text:p text:style-name="P3"><text:span text:style-name="T1">Tâi-tiong jîn-kháu sîng-tióng-lu̍t pí Ko-hiông khah kín, </text:span></text:p>
        <text:p text:style-name="P3"/>
        <text:p text:style-name="P3"><text:span text:style-name="T1">所以臺中市方面一直樂觀讖講</text:span></text:p>
        <text:p text:style-name="P3"><text:span text:style-name="T1">sóo-í Tâi-tiong-tshī hong-bīn it-ti̍t lo̍k-kuan tshàm kóng </text:span></text:p>
        <text:p text:style-name="P3"/>
        <text:p text:style-name="P3"><text:span text:style-name="T1">「咧欲成做臺灣第二大城市」。</text:span></text:p>
        <text:p text:style-name="P3"><text:span text:style-name="T1">“Teh-beh tsiânn-tsò Tâi-uân tē-jī tuā siânn-tshī”.</text:span></text:p>
        <text:p text:style-name="P3"/>
        <text:p text:style-name="P3"><text:span text:style-name="T1">誠實有影，</text:span></text:p>
        <text:p text:style-name="P3"><text:span text:style-name="T1">Tsiânn-si̍t ū-iánn, </text:span></text:p>
        <text:p text:style-name="P3"/>
        <text:p text:style-name="P3"/>
        <text:p text:style-name="P3"><text:span text:style-name="T1">經過7月的人口變化，</text:span></text:p>
        <text:p text:style-name="P3"><text:span text:style-name="T1">king-kuè 7 gue̍h ê jîn-kháu piàn-huà, </text:span></text:p>
        <text:p text:style-name="P3"/>
        <text:p text:style-name="P3"><text:span text:style-name="T1">臺中增加，</text:span></text:p>
        <text:p text:style-name="P3"><text:span text:style-name="T1">Tâi-tiong tsing-ka, </text:span></text:p>
        <text:p text:style-name="P3"/>
        <text:p text:style-name="P3"><text:span text:style-name="T1">高雄顛倒減少，</text:span></text:p>
        <text:p text:style-name="P3"><text:span text:style-name="T1">Ko-hiông tian-tò kiám-tsió, </text:span></text:p>
        <text:p text:style-name="P3"/>
        <text:p text:style-name="P3"><text:span text:style-name="T1">一下按呢，</text:span></text:p>
        <text:p text:style-name="P3"><text:span text:style-name="T1">tsi̍t-ē án-ne, </text:span></text:p>
        <text:p text:style-name="P3"/>
        <text:p text:style-name="P3"><text:span text:style-name="T1">臺中超過高雄300捅人，</text:span></text:p>
        <text:p text:style-name="P3"><text:span text:style-name="T1">Tâi-tiong tshiau-kuè Ko-hiông 300 thóng lâng, </text:span></text:p>
        <text:p text:style-name="P3"/>
        <text:p text:style-name="P3"><text:span text:style-name="T1">正式躘起來成做臺灣第二大城市，</text:span></text:p>
        <text:p text:style-name="P3"><text:span text:style-name="T1">tsìng-sik liòng --khí-lâi tsiânn-tsò Tâi-uân tē-jī tuā siânn-tshī, </text:span></text:p>
        <text:p text:style-name="P3"/>
        <text:p text:style-name="P3"><text:span text:style-name="T1">高雄第三，</text:span></text:p>
        <text:p text:style-name="P3"><text:span text:style-name="T1">Ko-hiông tē-sann, </text:span></text:p>
        <text:p text:style-name="P3"/>
        <text:p text:style-name="P3"><text:span text:style-name="T1">臺北以269萬人綴後，</text:span></text:p>
        <text:p text:style-name="P3"><text:span text:style-name="T1">Tâi-pak í 269 bān lâng tuè āu, </text:span></text:p>
        <text:p text:style-name="P3"/>
        <text:p text:style-name="P3"><text:span text:style-name="T1">閣來是桃園261萬占第五，</text:span></text:p>
        <text:p text:style-name="P3"><text:span text:style-name="T1">koh-lâi sī Thô-hn̂g 261 bān tsiàm tē-gōo, </text:span></text:p>
        <text:p text:style-name="P3"/>
        <text:p text:style-name="P3"><text:span text:style-name="T1">臺南188萬排第六。</text:span></text:p>
        <text:p text:style-name="P3"><text:span text:style-name="T1">Tâi-lâm 188 bān pâi tē-la̍k. <text:s/></text:span></text:p>
        <text:p text:style-name="P3"/>
        <text:p text:style-name="P3"/>
        <text:p text:style-name="P5"><text:span text:style-name="T1">非六都的部份，</text:span></text:p>
        <text:p text:style-name="P3"><text:span text:style-name="T1">Hui la̍k too ê pōo-hūn, </text:span></text:p>
        <text:p text:style-name="P3"/>
        <text:p text:style-name="P3"><text:span text:style-name="T1">彰化128萬攑頭旗，</text:span></text:p>
        <text:p text:style-name="P3"><text:span text:style-name="T1">Tsiang-huà 128 bān gia̍h-thâu-kî, </text:span></text:p>
        <text:p text:style-name="P3"/>
        <text:p text:style-name="P3"><text:span text:style-name="T1">憑頭排落來是屏東83萬、雲林、</text:span></text:p>
        <text:p text:style-name="P3"><text:span text:style-name="T1">pîn thâu pâi --lo̍h-lâi sī Pîn-tong 83 bān, Hûn-lîm, </text:span></text:p>
        <text:p text:style-name="P3"/>
        <text:p text:style-name="P3"><text:span text:style-name="T1">苗栗、新竹縣、嘉義縣、南投、</text:span></text:p>
        <text:p text:style-name="P3"><text:span text:style-name="T1">Biâu-li̍k, Sin-tik-kuān, Ka-gī-kuān, Lâm-tâu, </text:span></text:p>
        <text:p text:style-name="P3"/>
        <text:p text:style-name="P3"><text:span text:style-name="T1">宜蘭、新竹市、基隆、花蓮、</text:span></text:p>
        <text:p text:style-name="P3"><text:span text:style-name="T1">Gî-lân, Sin-tik-tshī, Ke-lâng, Hua-liân, </text:span></text:p>
        <text:p text:style-name="P3"/>
        <text:p text:style-name="P3"><text:span text:style-name="T1">嘉義市、臺東、金門、澎湖、連江。</text:span></text:p>
        <text:p text:style-name="P3"><text:span text:style-name="T1">Ka-gī-tshī, Tâi-tang, Kim-mn̂g, Phînn-ôo, Liân-kang.</text:span></text:p>
        <text:p text:style-name="P3"/>
        <text:p text:style-name="P3"><text:span text:style-name="T1">若準看人口密度，</text:span></text:p>
        <text:p text:style-name="P3"><text:span text:style-name="T1">Nā-tsún khuànn jîn-kháu bi̍t-tōo, </text:span></text:p>
        <text:p text:style-name="P3"/>
        <text:p text:style-name="P3"><text:span text:style-name="T1">以縣市區分，</text:span></text:p>
        <text:p text:style-name="P3"><text:span text:style-name="T1">í kuān-tshī khu-hun, </text:span></text:p>
        <text:p text:style-name="P3"/>
        <text:p text:style-name="P3"><text:span text:style-name="T1">臺北以每平方公里欲倚萬人攑頭旗，</text:span></text:p>
        <text:p text:style-name="P3"><text:span text:style-name="T1">Tâi-pak í muí pîng-hong kong-lí beh uá bān lâng gia̍h-thâu-kî, </text:span></text:p>
        <text:p text:style-name="P3"/>
        <text:p text:style-name="P3"><text:span text:style-name="T1">嘉義市4400捅人占第二，</text:span></text:p>
        <text:p text:style-name="P3"><text:span text:style-name="T1">Ka-gī-tshī 4400 thóng lâng tsiàm tē-jī, </text:span></text:p>
        <text:p text:style-name="P3"/>
        <text:p text:style-name="P3"/>
        <text:p text:style-name="P3"><text:span text:style-name="T1">新竹市4200捅人徛第三，</text:span></text:p>
        <text:p text:style-name="P3"><text:span text:style-name="T1">Sin-tik-tshī 4200 thóng lâng khiā tē-sann, </text:span></text:p>
        <text:p text:style-name="P3"/>
        <text:p text:style-name="P3"><text:span text:style-name="T1">基隆第四、新北市第五。</text:span></text:p>
        <text:p text:style-name="P3"><text:span text:style-name="T1">Ke-lâng tē-sì, Sin-pak-tshī tē-gōo. </text:span></text:p>
        <text:p text:style-name="P3"/>
        <text:p text:style-name="P3"><text:span text:style-name="T1">若照區或者鄉鎮來分，</text:span></text:p>
        <text:p text:style-name="P3"><text:span text:style-name="T1">Nā tsiàu khu hi̍k-tsiá hiong-tìn lâi hun, </text:span></text:p>
        <text:p text:style-name="P3"/>
        <text:p text:style-name="P3"><text:span text:style-name="T1">人口密度懸的，</text:span></text:p>
        <text:p text:style-name="P3"><text:span text:style-name="T1">jîn-kháu bi̍t-tōo kuân --ê, </text:span></text:p>
        <text:p text:style-name="P3"/>
        <text:p text:style-name="P3"><text:span text:style-name="T1">攏是院轄市的區，</text:span></text:p>
        <text:p text:style-name="P3"><text:span text:style-name="T1">lóng sī īnn-hat-tshī ê khu, </text:span></text:p>
        <text:p text:style-name="P3"/>
        <text:p text:style-name="P3"><text:span text:style-name="T1">新北市永和區每平方公里</text:span></text:p>
        <text:p text:style-name="P3"><text:span text:style-name="T1">Sin-pak-tshī Íng-hô-khu muí pîng-hong kong-lí </text:span></text:p>
        <text:p text:style-name="P3"/>
        <text:p text:style-name="P3"><text:span text:style-name="T1">3萬9千人攑頭旗，</text:span></text:p>
        <text:p text:style-name="P3"><text:span text:style-name="T1">3 bān 9 tshing lâng gia̍h-thâu-kî, </text:span></text:p>
        <text:p text:style-name="P3"/>
        <text:p text:style-name="P3"><text:span text:style-name="T1">臺北市大安區2萬7千人占第二，</text:span></text:p>
        <text:p text:style-name="P3"><text:span text:style-name="T1">Tâi-pak-tshī Tāi-an-khu 2 bān 7 tshing lâng tsiàm tē-jī, </text:span></text:p>
        <text:p text:style-name="P3"/>
        <text:p text:style-name="P3"/>
        <text:p text:style-name="P5"><text:span text:style-name="T1">紲來憑頭是新北市蘆洲、</text:span></text:p>
        <text:p text:style-name="P3"><text:span text:style-name="T1">suà--lâi pîn thâu sī Sin-pak-tshī Lôo-tsiu, </text:span></text:p>
        <text:p text:style-name="P3"/>
        <text:p text:style-name="P3"><text:span text:style-name="T1">高雄市新興、新北市板橋、</text:span></text:p>
        <text:p text:style-name="P3"><text:span text:style-name="T1">Ko-hiông-tshī Sin-hing, Sin-pak-tshī Pang-kiô, </text:span></text:p>
        <text:p text:style-name="P3"/>
        <text:p text:style-name="P3"><text:span text:style-name="T1">三重埔、臺北市大同、</text:span></text:p>
        <text:p text:style-name="P3"><text:span text:style-name="T1">Sann-tîng-poo , Tâi-pak-tshī Tāi-tông, </text:span></text:p>
        <text:p text:style-name="P3"/>
        <text:p text:style-name="P3"><text:span text:style-name="T1">松山、艋舺、臺中市北區。</text:span></text:p>
        <text:p text:style-name="P3"><text:span text:style-name="T1">Siông-san, Báng-kah, Tâi-tiong-tshī pak-khu.</text:span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b9c76" officeooo:paragraph-rsid="000b9c7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796-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1T21:48:45.746355359</dc:date>
    <meta:editing-duration>PT7M4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5" meta:paragraph-count="148" meta:word-count="1239" meta:character-count="3897" meta:non-whitespace-character-count="3466"/>
  </office:meta>
</office:document-meta>
</file>